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6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m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.474932" calcext:value-type="float">
            <text:p>0.474932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0015" calcext:value-type="float">
            <text:p>0.0000015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Mass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Pressure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k4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2" office:value-type="string" calcext:value-type="string">
            <text:p>k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ce1" office:value-type="float" office:value="1E-015" calcext:value-type="float">
            <text:p>1.0000000E-01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$B$3]*D_M_D_ETA([.$A7];[.$B7];[.B1];[.B2])" office:value-type="float" office:value="1.5E-036" calcext:value-type="float">
            <text:p>1.5E-036</text:p>
          </table:table-cell>
          <table:table-cell table:style-name="ce2" table:formula="of:=[.$B$3]*D_M_D_ETA([.$A7]+0.5*[.$B$3];[.$B7];[.B1]+0.5*[.C7];[.B2]+0.5*[.C7])" office:value-type="float" office:value="8.4375000225E-019" calcext:value-type="float">
            <text:p>8.4375000225E-019</text:p>
          </table:table-cell>
          <table:table-cell table:style-name="ce2" table:formula="of:=[.$B$3]*D_M_D_ETA([.$A7]+0.5*[.$B$3];[.$B7];[.B1]+0.5*[.D7];[.B2]+0.5*[.D7])" office:value-type="float" office:value="8.4375000225E-019" calcext:value-type="float">
            <text:p>8.4375000225E-019</text:p>
          </table:table-cell>
          <table:table-cell table:style-name="ce2" table:formula="of:=[.$B$3]*D_M_D_ETA([.$A7]+[.$B$3];[.$B7];[.B1]+[.E7];[.B2]+[.E7])" office:value-type="float" office:value="3.3750000045E-018" calcext:value-type="float">
            <text:p>3.3750000045E-018</text:p>
          </table:table-cell>
          <table:table-cell table:style-name="ce2" table:formula="of:=[.$B$3]*D_P_D_ETA([.$A7];[.$B7];[.B1];[.B2])" office:value-type="float" office:value="-1.050738606936E-021" calcext:value-type="float">
            <text:p>-1.050738606936E-021</text:p>
          </table:table-cell>
          <table:table-cell table:style-name="ce2" table:formula="of:=[.$B$3]*D_P_D_ETA([.$A7]+0.5*[.$B$3];[.$B7];[.B1]+0.5*[.G7];[.B2]+0.5*[.G7])" office:value-type="float" office:value="-0.000000000000785987598931574" calcext:value-type="float">
            <text:p>-7.85987598931574E-013</text:p>
          </table:table-cell>
          <table:table-cell table:style-name="ce2" table:formula="of:=[.$B$3]*D_P_D_ETA([.$A7]+0.5*[.$B$3];[.$B7];[.B1]+0.5*[.H7];[.B2]+0.5*[.H7])" office:value-type="float" office:value="0.00000154570193631014" calcext:value-type="float">
            <text:p>1.54570193631014E-006</text:p>
          </table:table-cell>
          <table:table-cell table:style-name="ce2" table:formula="of:=[.$B$3]*D_P_D_ETA([.$A7]+[.$B$3];[.$B7];[.B1]+[.I7];[.B2]+[.I7])" office:value-type="float" office:value="1.43257640417927" calcext:value-type="float">
            <text:p>1.4325764042</text:p>
          </table:table-cell>
          <table:table-cell table:formula="of:=[.B1] + ([.C7]+2*[.D7]+2*[.E7]+[.F7])/6" office:value-type="float" office:value="1.12500000225E-018" calcext:value-type="float">
            <text:p>1.12500000225E-018</text:p>
          </table:table-cell>
          <table:table-cell table:formula="of:=[.B2] + ([.G7]+2*[.H7]+2*[.I7]+[.J7])/6" office:value-type="float" office:value="0.713695249263595" calcext:value-type="float">
            <text:p>0.7136952493</text:p>
          </table:table-cell>
        </table:table-row>
        <table:table-row table:style-name="ro1">
          <table:table-cell table:style-name="ce1" office:value-type="float" office:value="0.00150075038" calcext:value-type="float">
            <text:p>1.5007504E-003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table:formula="of:=[.$B$3]*D_M_D_ETA([.$A8];[.$B8];[.K7];[.L7])" office:value-type="float" office:value="0.00000000000331081000351311" calcext:value-type="float">
            <text:p>3.31081000351311E-012</text:p>
          </table:table-cell>
          <table:table-cell table:style-name="ce2" table:formula="of:=[.$B$3]*D_M_D_ETA([.$A8]+0.5*[.$B$3];[.$B8];[.K7]+0.5*[.C8];[.L7]+0.5*[.C8])" office:value-type="float" office:value="0.00000000000331411998497601" calcext:value-type="float">
            <text:p>3.31411998497601E-012</text:p>
          </table:table-cell>
          <table:table-cell table:style-name="ce2" table:formula="of:=[.$B$3]*D_M_D_ETA([.$A8]+0.5*[.$B$3];[.$B8];[.K7]+0.5*[.D8];[.L7]+0.5*[.D8])" office:value-type="float" office:value="0.00000000000331411998497601" calcext:value-type="float">
            <text:p>3.31411998497601E-012</text:p>
          </table:table-cell>
          <table:table-cell table:style-name="ce2" table:formula="of:=[.$B$3]*D_M_D_ETA([.$A8]+[.$B$3];[.$B8];[.K7]+[.E8];[.L7]+[.E8])" office:value-type="float" office:value="0.00000000000331743162018891" calcext:value-type="float">
            <text:p>3.31743162018891E-012</text:p>
          </table:table-cell>
          <table:table-cell table:style-name="ce2" table:formula="of:=[.$B$3]*D_P_D_ETA([.$A8];[.$B8];[.K7];[.L7])" office:value-type="float" office:value="-0.00000000272112063978406" calcext:value-type="float">
            <text:p>-2.72112063978406E-009</text:p>
          </table:table-cell>
          <table:table-cell table:style-name="ce2" table:formula="of:=[.$B$3]*D_P_D_ETA([.$A8]+0.5*[.$B$3];[.$B8];[.K7]+0.5*[.G8];[.L7]+0.5*[.G8])" office:value-type="float" office:value="-0.00000000118929733107939" calcext:value-type="float">
            <text:p>-1.18929733107939E-009</text:p>
          </table:table-cell>
          <table:table-cell table:style-name="ce2" table:formula="of:=[.$B$3]*D_P_D_ETA([.$A8]+0.5*[.$B$3];[.$B8];[.K7]+0.5*[.H8];[.L7]+0.5*[.H8])" office:value-type="float" office:value="-0.0000000020523843436978" calcext:value-type="float">
            <text:p>-2.0523843436978E-009</text:p>
          </table:table-cell>
          <table:table-cell table:style-name="ce2" table:formula="of:=[.$B$3]*D_P_D_ETA([.$A8]+[.$B$3];[.$B8];[.K7]+[.I8];[.L7]+[.I8])" office:value-type="float" office:value="-0.000000000413367971795035" calcext:value-type="float">
            <text:p>-4.13367971795035E-010</text:p>
          </table:table-cell>
          <table:table-cell table:formula="of:=[.K7] + ([.C8]+2*[.D8]+2*[.E8]+[.F8])/6" office:value-type="float" office:value="0.00000000000331412138560101" calcext:value-type="float">
            <text:p>3.31412138560101E-012</text:p>
          </table:table-cell>
          <table:table-cell table:formula="of:=[.L7] + ([.G8]+2*[.H8]+2*[.I8]+[.J8])/6" office:value-type="float" office:value="0.71369524766062" calcext:value-type="float">
            <text:p>0.7136952477</text:p>
          </table:table-cell>
        </table:table-row>
        <table:table-row table:style-name="ro1">
          <table:table-cell table:style-name="ce1" office:value-type="float" office:value="0.00300150075" calcext:value-type="float">
            <text:p>3.0015008E-003</text:p>
          </table:table-cell>
          <table:table-cell table:style-name="ce2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7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3:31:30.590115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2:00:10.003830918</meta:creation-date>
    <dc:date>2015-10-28T03:11:03.676586496</dc:date>
    <meta:editing-duration>PT23M31S</meta:editing-duration>
    <meta:editing-cycles>2</meta:editing-cycles>
    <meta:generator>LibreOffice/4.4.6.2$Linux_X86_64 LibreOffice_project/40m0$Build-2</meta:generator>
    <meta:document-statistic meta:table-count="1" meta:cell-count="45" meta:object-count="0"/>
  </office:meta>
</office:document-meta>
</file>